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unti</text:p>
      <text:p text:style-name="Standard">Matteo Laudicino</text:p>
      <text:p text:style-name="Standard"/>
      <text:p text:style-name="Standard">Riprendendo il discorso aperto da Federico su Macht ed Herschafft, abbiamo individuato la questione per cui, nel medesimo ultimo concetto sopracitato, non si pone il problema della legittimità del comando. </text:p>
      <text:p text:style-name="Standard"/>
      <text:p text:style-name="Standard">Ora, andando ad intendersi il comando posto nella definizione di Herschafft, che andrebbe tradotto come Dominio, ed in un certo senso si potrebbe innestare col discorso di Simmel, in cui affinché esista serva un grado di volontario asservimento a questi, pena <text:span text:style-name="T1">si parla d'altro </text:span><text:span text:style-name="T2">(ndr. la Macht di Weber)</text:span><text:span text:style-name="T1">, </text:span><text:span text:style-name="T2">come</text:span><text:span text:style-name="T1"> </text:span><text:span text:style-name="T2">il comando posto dall'Autorità, stiamo definendo in altre parole la norma derivata dalla legge</text:span>. </text:p>
      <text:p text:style-name="Standard"/>
      <text:p text:style-name="Standard">Ora il punto il punto pare questo: entrambi gli autori assumono che nell'asservimento al comando dell'autorità, in quanto tale, si debba presuppore un certo grado di riconoscimento all'emanare il comando. </text:p>
      <text:p text:style-name="Standard"/>
      <text:p text:style-name="Standard">In quest'ottica la definizione verrebbe tradotta in questi termini: Se io rispetto il comando dell'autorità, <text:span text:style-name="T3">allora</text:span> ne riconosco in una certa misura la legittimità. Dalla premessa non ne seguono le conseguenze, se non ammettendo una precedente premessa ancora: L'asseverimento al dominio è manifestazione univoca di adesione morale all'autorità che lo esercita. </text:p>
      <text:p text:style-name="Standard"/>
      <text:p text:style-name="Standard">Dunque</text:p>
      <text:p text:style-name="Standard">L'asseverimento al dominio è manifestazione univoca di adesione morale all'autorità che lo esercita, <text:span text:style-name="T3">quindi </text:span><text:span text:style-name="T4">Se io rispetto il comando dell'autorità, </text:span><text:span text:style-name="T3">allora</text:span><text:span text:style-name="T4"> ne riconosco in una certa misura la legittimità.</text:span></text:p>
      <text:p text:style-name="Standard"><text:span text:style-name="T4"/></text:p>
      <text:p text:style-name="Standard"><text:span text:style-name="T4">Da qui è chiaro dove deve concentrarsi il discorso: l'interpretazione dell'asservimento al dominio.</text:span></text:p>
      <text:p text:style-name="Standard"><text:span text:style-name="T4"/></text:p>
      <text:p text:style-name="Standard"><text:span text:style-name="T4">Nella questione della Dottrina dello Stato, in cui traduciamo l'Herschafft nella norma derivata dalla legge, noi non possiamo suppore automaticamente, che dall'asservimento ne segua un riconoscimento della Legittimità dello Stato e del suo esercizio del potere politico.</text:span></text:p>
      <text:p text:style-name="Standard"><text:span text:style-name="T4"/></text:p>
      <text:p text:style-name="Standard"><text:span text:style-name="T4">Innanzitutto il rispetto della norma può valere da diverse motivazioni, differenti dal riconoscimento della legittimità dell'autorità. La più banale è riconoscere la norma legittima separatamente dall'autorità, nel senso, il comando imposto è recepito egosintonicamente, al netto di chi lo impone.</text:span></text:p>
      <text:p text:style-name="Standard"><text:span text:style-name="T4"/></text:p>
      <text:p text:style-name="Standard"><text:span text:style-name="T4">Oltre ad un errato criterio di attribuzione, possiamo estendere ancora di più. L'obbedienza al comando dello Stato può effettuarsi anche a seguito di forze di costrizioni non-palesi. Da intendersi, lo Stato in quanto tale ha una potenza di emanazione simbolico-concettuale senza pari, tale per cui riesce ad imporre una percezione della realtà fattuale, quindi avalutativa, la quale condiziona inesorabilmente la condotta di chi vi è sottoposto alla narrazione. L'agire è consequenziale all'intendere della realtà che è frutto di una ricostruzione cognitiva. Maggiore è il potere comunicativo, maggiore è la possibilità di plasmare l'immaginario collettivo e le costruzioni cognitive di ciò che si percepisce. </text:span></text:p>
      <text:p text:style-name="Standard"><text:span text:style-name="T4"/></text:p>
      <text:p text:style-name="Standard"><text:span text:style-name="T4">Dunque, l'agire in ossequio al comando, può intendersi come conseguenza di una creazione immaginativa che impone il comandato ad agire in modo assolutamente egodistonico ma coerente alla volontà dello Stato, senza in alcun modo dirci nulla sulla sua sintonia, quindi "giustezza percepita" sia nel comando che nello Stato. La Macht si nasconde dietro il velo dell'Herschafft, che non è altro l'esercizio della potenza comunicativa.</text:span></text:p>
      <text:p text:style-name="Standard"><text:span text:style-name="T4"/></text:p>
      <text:p text:style-name="Standard"><text:span text:style-name="T4">A tal punto, noi definiamo quindi questa Herschafft, in-quanto-tale erroneamente. Appare come </text:span><text:soft-page-break/><text:span text:style-name="T4">Dominio, ma è solo vittoria di una volontà su di un'altra. Piena e assoluta Macht.</text:span></text:p>
      <text:p text:style-name="Standard"><text:span text:style-name="T4"/></text:p>
      <text:p text:style-name="Standard"><text:span text:style-name="T4">A tal proposito, per evitare confusione concettuale, è opportuno definirsi ad essa sempre tramite Herschafft, ma restare ancorati all'idea che esiste l'Herschafft propriamente intesa (da ora in poi come Herschafft legittimata) e l'Herschafft apparente (una diversa manifestazione della Macht).</text:span></text:p>
      <text:p text:style-name="Standard"><text:span text:style-name="T4"/></text:p>
      <text:p text:style-name="Standard"><text:span text:style-name="T4">Negli studi di filosofia politica, ormai concentrati a buon ragione sulla questione di legittimità, quindi sull'Autorità dello Stato, è opportuno aver presente che noi per tentare di esplicare COME avviene il processo di legittimazione di un'Autorità, dobbiamo studiare quella che è L'Herschafft Legittimata, non quella apparente. </text:span></text:p>
      <text:p text:style-name="Standard"><text:span text:style-name="T4"/></text:p>
      <text:p text:style-name="Standard"><text:span text:style-name="T4">Nello studio della Macht noi non deriviamo minimamente alcuna informazione utile circa i processi di riconoscimento dell'Autorità, e dunque della legittimità al comando. Dobbiamo esclusivamente concentrarci su quei rapporti, reali di dominio non apparenti, in cui esiste un minimo grado di volontarietà, per ricostruire la genesi dei fenomeni di asservimento all'autorità dello Stato. Diversamente non si parla di asservimento, ma di semplice e pura potenza/forza politica. Nulla a che vedere con le questioni di legittimità e fondamento del potere politico.</text:span></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51S</meta:editing-duration>
    <meta:editing-cycles>3</meta:editing-cycles>
    <meta:generator>OpenOffice.org/3.4$Win32 OpenOffice.org_project/340m1$Build-9590</meta:generator>
    <dc:date>2023-11-29T18:32:56.21</dc:date>
    <meta:document-statistic meta:table-count="0" meta:image-count="0" meta:object-count="0" meta:page-count="2" meta:paragraph-count="17" meta:word-count="657" meta:character-count="4574"/>
    <meta:user-defined meta:name="Info 1"/>
    <meta:user-defined meta:name="Info 2"/>
    <meta:user-defined meta:name="Info 3"/>
    <meta:user-defined meta:name="Info 4"/>
  </office:meta>
</office:document-meta>
</file>